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1e28da" officeooo:paragraph-rsid="001e28da"/>
    </style:style>
    <style:style style:name="P2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1e28da" officeooo:paragraph-rsid="001e28da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Notes sur la thèse de Stéphanie Rey intitulée « Apports des interactions tangibles pour la création, le choix et le suivi de parcours de visite personnalisés dans les musées »</text:p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02T15:05:47.671622722</meta:creation-date>
    <dc:date>2024-05-02T15:23:14.069654210</dc:date>
    <meta:editing-duration>PT17M28S</meta:editing-duration>
    <meta:editing-cycles>1</meta:editing-cycles>
    <meta:document-statistic meta:table-count="0" meta:image-count="0" meta:object-count="0" meta:page-count="1" meta:paragraph-count="1" meta:word-count="30" meta:character-count="175" meta:non-whitespace-character-count="146"/>
    <meta:generator>LibreOffice/7.3.7.2$Linux_X86_64 LibreOffice_project/30$Build-2</meta:generator>
  </office:meta>
</office:document-meta>
</file>